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42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13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1" office:value-type="string" table:number-columns-spanned="3" table:number-rows-spanned="1">
            <text:p>Назначение выводов слота PCI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office:value-type="string">
            <text:p>№</text:p>
          </table:table-cell>
          <table:table-cell table:style-name="ce3" office:value-type="string">
            <text:p>Сигнал (сторона пайки)</text:p>
          </table:table-cell>
          <table:table-cell table:style-name="ce3" office:value-type="string">
            <text:p>Сигнал (сторона монтажа)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ST#</text:p>
          </table:table-cell>
          <table:table-cell office:value-type="string">
            <text:p>-12V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+12V</text:p>
          </table:table-cell>
          <table:table-cell office:value-type="string">
            <text:p>TCK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MS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DI</text:p>
          </table:table-cell>
          <table:table-cell office:value-type="string">
            <text:p>TDO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string">
            <text:p>+5V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NTA#</text:p>
          </table:table-cell>
          <table:table-cell office:value-type="string">
            <text:p>+5V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TC#</text:p>
          </table:table-cell>
          <table:table-cell office:value-type="string">
            <text:p>INTB#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+5V</text:p>
          </table:table-cell>
          <table:table-cell office:value-type="string">
            <text:p>INTD#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eserved</text:p>
          </table:table-cell>
          <table:table-cell office:value-type="string">
            <text:p>PRSNT1#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+5V</text:p>
          </table:table-cell>
          <table:table-cell office:value-type="string">
            <text:p>Reserved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eserved</text:p>
          </table:table-cell>
          <table:table-cell office:value-type="string">
            <text:p>PRSNT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 table:style-name="ce4" office:value-type="string">
            <text:p>GND/3,3V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 table:style-name="ce4" office:value-type="string">
            <text:p>GND/3,3V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served</text:p>
          </table:table-cell>
          <table:table-cell office:value-type="string">
            <text:p>Reserved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ST#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+5V</text:p>
          </table:table-cell>
          <table:table-cell office:value-type="string">
            <text:p>CLK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NT#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ND</text:p>
          </table:table-cell>
          <table:table-cell office:value-type="string">
            <text:p>REQ#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eserved</text:p>
          </table:table-cell>
          <table:table-cell office:value-type="string">
            <text:p>+5V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D30</text:p>
          </table:table-cell>
          <table:table-cell office:value-type="string">
            <text:p>AD3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+3,3V</text:p>
          </table:table-cell>
          <table:table-cell office:value-type="string">
            <text:p>AD29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2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D26</text:p>
          </table:table-cell>
          <table:table-cell office:value-type="string">
            <text:p>AD2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office:value-type="string">
            <text:p>AD25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D24</text:p>
          </table:table-cell>
          <table:table-cell office:value-type="string">
            <text:p>+3,3V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DSEL</text:p>
          </table:table-cell>
          <table:table-cell office:value-type="string">
            <text:p>C/BE3#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+3,3V</text:p>
          </table:table-cell>
          <table:table-cell office:value-type="string">
            <text:p>AD23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D2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20</text:p>
          </table:table-cell>
          <table:table-cell office:value-type="string">
            <text:p>AD21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office:value-type="string">
            <text:p>AD19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D18</text:p>
          </table:table-cell>
          <table:table-cell office:value-type="string">
            <text:p>+3,3V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D16</text:p>
          </table:table-cell>
          <table:table-cell office:value-type="string">
            <text:p>AD17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3,3V</text:p>
          </table:table-cell>
          <table:table-cell office:value-type="string">
            <text:p>C/BE2#8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FRAME#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ND</text:p>
          </table:table-cell>
          <table:table-cell office:value-type="string">
            <text:p>IRDY#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RDY#</text:p>
          </table:table-cell>
          <table:table-cell office:value-type="string">
            <text:p>3,3V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GND</text:p>
          </table:table-cell>
          <table:table-cell office:value-type="string">
            <text:p>DEVSEL#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TOP#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+3,3V</text:p>
          </table:table-cell>
          <table:table-cell office:value-type="string">
            <text:p>LOCK#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SDONE</text:p>
          </table:table-cell>
          <table:table-cell office:value-type="string">
            <text:p>PERR#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SBO#</text:p>
          </table:table-cell>
          <table:table-cell office:value-type="string">
            <text:p>+3,3V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ND</text:p>
          </table:table-cell>
          <table:table-cell office:value-type="string">
            <text:p>SERR#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AR</text:p>
          </table:table-cell>
          <table:table-cell office:value-type="string">
            <text:p>+3,3V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D15</text:p>
          </table:table-cell>
          <table:table-cell office:value-type="string">
            <text:p>C/BE1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+3,3V</text:p>
          </table:table-cell>
          <table:table-cell office:value-type="string">
            <text:p>AD14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D1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D11</text:p>
          </table:table-cell>
          <table:table-cell office:value-type="string">
            <text:p>AD1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 office:value-type="string">
            <text:p>AD1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D09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 table:style-name="ce4" office:value-type="string">
            <text:p>GND/5V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number-columns-repeated="2" table:style-name="ce4" office:value-type="string">
            <text:p>GND/5V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/BE0</text:p>
          </table:table-cell>
          <table:table-cell office:value-type="string">
            <text:p>AD08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+3,3V</text:p>
          </table:table-cell>
          <table:table-cell office:value-type="string">
            <text:p>AD07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AD06</text:p>
          </table:table-cell>
          <table:table-cell office:value-type="string">
            <text:p>+3,3V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04</text:p>
          </table:table-cell>
          <table:table-cell office:value-type="string">
            <text:p>AD05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GND</text:p>
          </table:table-cell>
          <table:table-cell office:value-type="string">
            <text:p>AD03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D0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D00</text:p>
          </table:table-cell>
          <table:table-cell office:value-type="string">
            <text:p>AD01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2" office:value-type="string">
            <text:p>+5V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REQ64#</text:p>
          </table:table-cell>
          <table:table-cell office:value-type="string">
            <text:p>ACK64#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number-columns-repeated="2" office:value-type="string">
            <text:p>+5V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string">
            <text:p>+5V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GND</text:p>
          </table:table-cell>
          <table:table-cell office:value-type="string">
            <text:p>Reserved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/BE7#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/BE5#</text:p>
          </table:table-cell>
          <table:table-cell office:value-type="string">
            <text:p>C/BE6#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+5V</text:p>
          </table:table-cell>
          <table:table-cell office:value-type="string">
            <text:p>C/BE4#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AR6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D62</text:p>
          </table:table-cell>
          <table:table-cell office:value-type="string">
            <text:p>A63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GND</text:p>
          </table:table-cell>
          <table:table-cell office:value-type="string">
            <text:p>A61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D60</text:p>
          </table:table-cell>
          <table:table-cell office:value-type="string">
            <text:p>+5V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AD58</text:p>
          </table:table-cell>
          <table:table-cell office:value-type="string">
            <text:p>AD59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GND</text:p>
          </table:table-cell>
          <table:table-cell office:value-type="string">
            <text:p>AD57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D5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AD54</text:p>
          </table:table-cell>
          <table:table-cell office:value-type="string">
            <text:p>AD55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+5V</text:p>
          </table:table-cell>
          <table:table-cell office:value-type="string">
            <text:p>AD53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D5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AD50</text:p>
          </table:table-cell>
          <table:table-cell office:value-type="string">
            <text:p>AD51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GND</text:p>
          </table:table-cell>
          <table:table-cell office:value-type="string">
            <text:p>AD49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D4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AD46</text:p>
          </table:table-cell>
          <table:table-cell office:value-type="string">
            <text:p>AD47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GND</text:p>
          </table:table-cell>
          <table:table-cell office:value-type="string">
            <text:p>AD45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AD4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AD42</text:p>
          </table:table-cell>
          <table:table-cell office:value-type="string">
            <text:p>AD4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+5V</text:p>
          </table:table-cell>
          <table:table-cell office:value-type="string">
            <text:p>AD41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AD4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AD38</text:p>
          </table:table-cell>
          <table:table-cell office:value-type="string">
            <text:p>AD39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ND</text:p>
          </table:table-cell>
          <table:table-cell office:value-type="string">
            <text:p>AD37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D36</text:p>
          </table:table-cell>
          <table:table-cell office:value-type="string">
            <text:p>+5V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D34</text:p>
          </table:table-cell>
          <table:table-cell office:value-type="string">
            <text:p>AD35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GND</text:p>
          </table:table-cell>
          <table:table-cell office:value-type="string">
            <text:p>AD33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D3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Reserved</text:p>
          </table:table-cell>
          <table:table-cell office:value-type="string">
            <text:p>Reserved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GND</text:p>
          </table:table-cell>
          <table:table-cell office:value-type="string">
            <text:p>Reserved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Reserved</text:p>
          </table:table-cell>
          <table:table-cell office:value-type="string">
            <text:p>GND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.11.2017</text:date>, <text:time>02:58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2:54:40.04</meta:creation-date>
    <meta:editing-duration>PT3M28S</meta:editing-duration>
    <meta:editing-cycles>2</meta:editing-cycles>
    <meta:generator>OpenOffice/4.1.2$Win32 OpenOffice.org_project/412m3$Build-9782</meta:generator>
    <dc:date>2017-11-29T02:58:02.72</dc:date>
    <meta:document-statistic meta:table-count="3" meta:cell-count="286" meta:object-count="0"/>
  </office:meta>
</office:document-meta>
</file>